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 office:value-type="string" calcext:value-type="string">
            <text:p>------------------------------------------------------------------------------------------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kefile <text:s text:c="5"/>-Wall <text:s text:c="4"/>-Wextra <text:s text:c="2"/>-Werror</text:p>
          </table:table-cell>
        </table:table-row>
        <table:table-row table:style-name="ro1">
          <table:table-cell office:value-type="string" calcext:value-type="string">
            <text:p>found <text:s text:c="8"/>ok <text:s text:c="7"/>ok <text:s text:c="7"/>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uthor file</text:p>
          </table:table-cell>
        </table:table-row>
        <table:table-row table:style-name="ro1">
          <table:table-cell office:value-type="string" calcext:value-type="string">
            <text:p>not foun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eader file <text:s text:c="2"/>Norme</text:p>
          </table:table-cell>
        </table:table-row>
        <table:table-row table:style-name="ro1">
          <table:table-cell office:value-type="string" calcext:value-type="string">
            <text:p>found <text:s text:c="8"/>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| <text:s text:c="35"/>COMPILING LIBFT <text:s text:c="38"/>|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ule all <text:s text:c="7"/>rule $(NAME) <text:s text:c="4"/>rule bonus <text:s text:c="6"/>rule fclean <text:s text:c="4"/>make re <text:s text:c="8"/>libft.a</text:p>
          </table:table-cell>
        </table:table-row>
        <table:table-row table:style-name="ro1">
          <table:table-cell office:value-type="string" calcext:value-type="string">
            <text:p>found <text:s text:c="10"/>found <text:s text:c="11"/>found <text:s text:c="11"/>found <text:s text:c="10"/>ok <text:s text:c="13"/>found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Part1 func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UNCTION <text:s text:c="13"/>NORME <text:s text:c="9"/>COMPIL. <text:s text:c="4"/>FORBIDDEN FUNC. <text:s/>TESTS <text:s text:c="14"/>RESULT</text:p>
          </table:table-cell>
        </table:table-row>
        <table:table-row table:style-name="ro1">
          <table:table-cell office:value-type="string" calcext:value-type="string">
            <text:p>ft_memset <text:s text:c="12"/>ok <text:s text:c="12"/>success <text:s text:c="4"/>clean <text:s text:c="11"/>✓✓✓✓ <text:s text:c="15"/>OK</text:p>
          </table:table-cell>
        </table:table-row>
        <table:table-row table:style-name="ro1">
          <table:table-cell office:value-type="string" calcext:value-type="string">
            <text:p>ft_bzero <text:s text:c="13"/>ok <text:s text:c="12"/>success <text:s text:c="4"/>clean <text:s text:c="11"/>✓✓ <text:s text:c="17"/>OK</text:p>
          </table:table-cell>
        </table:table-row>
        <table:table-row table:style-name="ro1">
          <table:table-cell office:value-type="string" calcext:value-type="string">
            <text:p>ft_calloc <text:s text:c="12"/>ok <text:s text:c="12"/>success <text:s text:c="4"/>clean <text:s text:c="11"/>✓ <text:s text:c="18"/>OK</text:p>
          </table:table-cell>
        </table:table-row>
        <table:table-row table:style-name="ro1">
          <table:table-cell office:value-type="string" calcext:value-type="string">
            <text:p>ft_memcpy <text:s text:c="12"/>ok <text:s text:c="12"/>success <text:s text:c="4"/>clean <text:s text:c="11"/>✓✓✓ <text:s text:c="16"/>OK</text:p>
          </table:table-cell>
        </table:table-row>
        <table:table-row table:style-name="ro1">
          <table:table-cell office:value-type="string" calcext:value-type="string">
            <text:p>ft_memmove <text:s text:c="11"/>ok <text:s text:c="12"/>success <text:s text:c="4"/>clean <text:s text:c="11"/>✓✓✓✓✓ <text:s text:c="14"/>OK</text:p>
          </table:table-cell>
        </table:table-row>
        <table:table-row table:style-name="ro1">
          <table:table-cell office:value-type="string" calcext:value-type="string">
            <text:p>ft_memchr <text:s text:c="12"/>ok <text:s text:c="12"/>success <text:s text:c="4"/>clean <text:s text:c="11"/>✗✗✓✗✓✗ <text:s text:c="13"/>KO</text:p>
          </table:table-cell>
        </table:table-row>
        <table:table-row table:style-name="ro1">
          <table:table-cell office:value-type="string" calcext:value-type="string">
            <text:p>ft_memcmp <text:s text:c="12"/>ok <text:s text:c="12"/>success <text:s text:c="4"/>clean <text:s text:c="11"/>✓✗✗✗✗✗✗✗✓ <text:s text:c="10"/>KO</text:p>
          </table:table-cell>
        </table:table-row>
        <table:table-row table:style-name="ro1">
          <table:table-cell office:value-type="string" calcext:value-type="string">
            <text:p>ft_strlen <text:s text:c="12"/>ok <text:s text:c="12"/>success <text:s text:c="4"/>clean <text:s text:c="11"/>✓✓✓✓✓✓ <text:s text:c="13"/>OK</text:p>
          </table:table-cell>
        </table:table-row>
        <table:table-row table:style-name="ro1">
          <table:table-cell office:value-type="string" calcext:value-type="string">
            <text:p>ft_strdup <text:s text:c="12"/>ok <text:s text:c="12"/>success <text:s text:c="4"/>clean <text:s text:c="11"/>✓ <text:s text:c="18"/>OK</text:p>
          </table:table-cell>
        </table:table-row>
        <table:table-row table:style-name="ro1">
          <table:table-cell office:value-type="string" calcext:value-type="string">
            <text:p>ft_strlcat <text:s text:c="11"/>ok <text:s text:c="12"/>success <text:s text:c="4"/>clean <text:s text:c="11"/>✓✓✓✓✓✓✓✓✓ <text:s text:c="10"/>OK</text:p>
          </table:table-cell>
        </table:table-row>
        <table:table-row table:style-name="ro1">
          <table:table-cell office:value-type="string" calcext:value-type="string">
            <text:p>ft_strlcpy <text:s text:c="11"/>ok <text:s text:c="12"/>success <text:s text:c="4"/>clean <text:s text:c="11"/>✗✗✗✗✗ <text:s text:c="14"/>KO</text:p>
          </table:table-cell>
        </table:table-row>
        <table:table-row table:style-name="ro1">
          <table:table-cell office:value-type="string" calcext:value-type="string">
            <text:p>ft_strchr <text:s text:c="12"/>ok <text:s text:c="12"/>success <text:s text:c="4"/>clean <text:s text:c="11"/>✓✓✓✓✓✗ <text:s text:c="13"/>KO</text:p>
          </table:table-cell>
        </table:table-row>
        <table:table-row table:style-name="ro1">
          <table:table-cell office:value-type="string" calcext:value-type="string">
            <text:p>ft_strrchr <text:s text:c="11"/>ok <text:s text:c="12"/>success <text:s text:c="4"/>clean <text:s text:c="11"/>✓✓✓✓✗✓✓✓ <text:s text:c="11"/>KO</text:p>
          </table:table-cell>
        </table:table-row>
        <table:table-row table:style-name="ro1">
          <table:table-cell office:value-type="string" calcext:value-type="string">
            <text:p>ft_strnstr <text:s text:c="11"/>ok <text:s text:c="12"/>success <text:s text:c="4"/>clean <text:s text:c="11"/>✓✓✓✓✓✓✓✓✗✓ <text:s text:c="9"/>KO</text:p>
          </table:table-cell>
        </table:table-row>
        <table:table-row table:style-name="ro1">
          <table:table-cell office:value-type="string" calcext:value-type="string">
            <text:p>ft_strncmp <text:s text:c="11"/>ok <text:s text:c="12"/>success <text:s text:c="4"/>clean <text:s text:c="11"/>✓✓✓✓✓✓✓✗✓✓✗ <text:s text:c="8"/>KO</text:p>
          </table:table-cell>
        </table:table-row>
        <table:table-row table:style-name="ro1">
          <table:table-cell office:value-type="string" calcext:value-type="string">
            <text:p>ft_atoi <text:s text:c="14"/>ok <text:s text:c="12"/>success <text:s text:c="4"/>clean <text:s text:c="11"/>✓✓✓✓✓✓✓✓✓✓✓✓✓✓✓✓✓✓✓ OK</text:p>
          </table:table-cell>
        </table:table-row>
        <table:table-row table:style-name="ro1">
          <table:table-cell office:value-type="string" calcext:value-type="string">
            <text:p>ft_isalpha <text:s text:c="11"/>ok <text:s text:c="12"/>success <text:s text:c="4"/>clean <text:s text:c="11"/>✓✓✓✓✓✓✓ <text:s text:c="12"/>OK</text:p>
          </table:table-cell>
        </table:table-row>
        <table:table-row table:style-name="ro1">
          <table:table-cell office:value-type="string" calcext:value-type="string">
            <text:p>ft_isdigit <text:s text:c="11"/>ok <text:s text:c="12"/>success <text:s text:c="4"/>clean <text:s text:c="11"/>✓✓✓✓✓✓✓ <text:s text:c="12"/>OK</text:p>
          </table:table-cell>
        </table:table-row>
        <table:table-row table:style-name="ro1">
          <table:table-cell office:value-type="string" calcext:value-type="string">
            <text:p>ft_isalnum <text:s text:c="11"/>ok <text:s text:c="12"/>success <text:s text:c="4"/>clean <text:s text:c="11"/>✓✓✓✓✓✓✓ <text:s text:c="12"/>OK</text:p>
          </table:table-cell>
        </table:table-row>
        <table:table-row table:style-name="ro1">
          <table:table-cell office:value-type="string" calcext:value-type="string">
            <text:p>ft_isascii <text:s text:c="11"/>ok <text:s text:c="12"/>success <text:s text:c="4"/>clean <text:s text:c="11"/>✓✓✓✓✓✓✓✓ <text:s text:c="11"/>OK</text:p>
          </table:table-cell>
        </table:table-row>
        <table:table-row table:style-name="ro1">
          <table:table-cell office:value-type="string" calcext:value-type="string">
            <text:p>ft_isprint <text:s text:c="11"/>ok <text:s text:c="12"/>success <text:s text:c="4"/>clean <text:s text:c="11"/>✓✓✓✓✓✓✓ <text:s text:c="12"/>OK</text:p>
          </table:table-cell>
        </table:table-row>
        <table:table-row table:style-name="ro1">
          <table:table-cell office:value-type="string" calcext:value-type="string">
            <text:p>ft_toupper <text:s text:c="11"/>ok <text:s text:c="12"/>success <text:s text:c="4"/>clean <text:s text:c="11"/>✓✓✓✓✓✓✓ <text:s text:c="12"/>OK</text:p>
          </table:table-cell>
        </table:table-row>
        <table:table-row table:style-name="ro1">
          <table:table-cell office:value-type="string" calcext:value-type="string">
            <text:p>ft_tolower <text:s text:c="11"/>ok <text:s text:c="12"/>success <text:s text:c="4"/>clean <text:s text:c="11"/>✓✓✓✓✓✓✓ <text:s text:c="12"/>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otal : 16/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rt2 func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UNCTION <text:s text:c="13"/>NORME <text:s text:c="9"/>COMPIL. <text:s text:c="4"/>FORBIDDEN FUNC. <text:s/>TESTS <text:s text:c="14"/>RESULT</text:p>
          </table:table-cell>
        </table:table-row>
        <table:table-row table:style-name="ro1">
          <table:table-cell office:value-type="string" calcext:value-type="string">
            <text:p>ft_strmapi <text:s text:c="11"/>ok <text:s text:c="12"/>success <text:s text:c="4"/>clean <text:s text:c="11"/>✗ <text:s text:c="18"/>KO</text:p>
          </table:table-cell>
        </table:table-row>
        <table:table-row table:style-name="ro1">
          <table:table-cell office:value-type="string" calcext:value-type="string">
            <text:p>ft_substr <text:s text:c="12"/>ok <text:s text:c="12"/>success <text:s text:c="4"/>clean <text:s text:c="11"/>✗✗✗✗✓ <text:s text:c="14"/>KO</text:p>
          </table:table-cell>
        </table:table-row>
        <table:table-row table:style-name="ro1">
          <table:table-cell office:value-type="string" calcext:value-type="string">
            <text:p>ft_strjoin <text:s text:c="11"/>ok <text:s text:c="12"/>success <text:s text:c="4"/>clean <text:s text:c="11"/>✓✓✓✓ <text:s text:c="15"/>OK</text:p>
          </table:table-cell>
        </table:table-row>
        <table:table-row table:style-name="ro1">
          <table:table-cell office:value-type="string" calcext:value-type="string">
            <text:p>ft_strtrim <text:s text:c="11"/>ok <text:s text:c="12"/>success <text:s text:c="4"/>clean <text:s text:c="11"/>✗✗✗✗✓ <text:s text:c="14"/>KO</text:p>
          </table:table-cell>
        </table:table-row>
        <table:table-row table:style-name="ro1">
          <table:table-cell office:value-type="string" calcext:value-type="string">
            <text:p>ft_split <text:s text:c="13"/>ok <text:s text:c="12"/>success <text:s text:c="4"/>clean <text:s text:c="11"/>✓✓✓✓✓✓ <text:s text:c="13"/>OK</text:p>
          </table:table-cell>
        </table:table-row>
        <table:table-row table:style-name="ro1">
          <table:table-cell office:value-type="string" calcext:value-type="string">
            <text:p>ft_itoa <text:s text:c="14"/>ok <text:s text:c="12"/>success <text:s text:c="4"/>clean <text:s text:c="11"/>✓✓✓✗✗✓✓✗✗✓ <text:s text:c="9"/>KO</text:p>
          </table:table-cell>
        </table:table-row>
        <table:table-row table:style-name="ro1">
          <table:table-cell office:value-type="string" calcext:value-type="string">
            <text:p>ft_striteri <text:s text:c="10"/>ok <text:s text:c="12"/>success <text:s text:c="4"/>clean <text:s text:c="11"/>✓ <text:s text:c="18"/>OK</text:p>
          </table:table-cell>
        </table:table-row>
        <table:table-row table:style-name="ro1">
          <table:table-cell office:value-type="string" calcext:value-type="string">
            <text:p>ft_putchar_fd <text:s text:c="8"/>ok <text:s text:c="12"/>success <text:s text:c="4"/>clean <text:s text:c="11"/>✓✓✓✓✓✓✓ <text:s text:c="12"/>OK</text:p>
          </table:table-cell>
        </table:table-row>
        <table:table-row table:style-name="ro1">
          <table:table-cell office:value-type="string" calcext:value-type="string">
            <text:p>ft_putstr_fd <text:s text:c="9"/>ok <text:s text:c="12"/>success <text:s text:c="4"/>clean <text:s text:c="11"/>✓✓✓✓ <text:s text:c="15"/>OK</text:p>
          </table:table-cell>
        </table:table-row>
        <table:table-row table:style-name="ro1">
          <table:table-cell office:value-type="string" calcext:value-type="string">
            <text:p>ft_putendl_fd <text:s text:c="8"/>ok <text:s text:c="12"/>success <text:s text:c="4"/>clean <text:s text:c="11"/>✓✓✓✓ <text:s text:c="15"/>OK</text:p>
          </table:table-cell>
        </table:table-row>
        <table:table-row table:style-name="ro1">
          <table:table-cell office:value-type="string" calcext:value-type="string">
            <text:p>ft_putnbr_fd <text:s text:c="9"/>ok <text:s text:c="12"/>success <text:s text:c="4"/>clean <text:s text:c="11"/>✓✓✓✓✓✓✓✓✗ <text:s text:c="10"/>K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otal : 6/1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onus func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UNCTION <text:s text:c="13"/>NORME <text:s text:c="9"/>COMPIL. <text:s text:c="4"/>FORBIDDEN FUNC. <text:s/>TESTS <text:s text:c="14"/>RESULT</text:p>
          </table:table-cell>
        </table:table-row>
        <table:table-row table:style-name="ro1">
          <table:table-cell office:value-type="string" calcext:value-type="string">
            <text:p>ft_lstnew <text:s text:c="12"/>ok <text:s text:c="12"/>success <text:s text:c="4"/>clean <text:s text:c="11"/>✓✓✓ <text:s text:c="16"/>OK</text:p>
          </table:table-cell>
        </table:table-row>
        <table:table-row table:style-name="ro1">
          <table:table-cell office:value-type="string" calcext:value-type="string">
            <text:p>ft_lstdelone <text:s text:c="9"/>ok <text:s text:c="12"/>success <text:s text:c="4"/>clean <text:s text:c="11"/>✓ <text:s text:c="18"/>OK</text:p>
          </table:table-cell>
        </table:table-row>
        <table:table-row table:style-name="ro1">
          <table:table-cell office:value-type="string" calcext:value-type="string">
            <text:p>ft_lstclear <text:s text:c="10"/>ok <text:s text:c="12"/>success <text:s text:c="4"/>clean <text:s text:c="11"/>✗ <text:s text:c="18"/>KO</text:p>
          </table:table-cell>
        </table:table-row>
        <table:table-row table:style-name="ro1">
          <table:table-cell office:value-type="string" calcext:value-type="string">
            <text:p>ft_lstadd_front <text:s text:c="6"/>ok <text:s text:c="12"/>success <text:s text:c="4"/>clean <text:s text:c="11"/>✓ <text:s text:c="18"/>OK</text:p>
          </table:table-cell>
        </table:table-row>
        <table:table-row table:style-name="ro1">
          <table:table-cell office:value-type="string" calcext:value-type="string">
            <text:p>ft_lstadd_back <text:s text:c="7"/>ok <text:s text:c="12"/>success <text:s text:c="4"/>clean <text:s text:c="11"/>✓ <text:s text:c="18"/>OK</text:p>
          </table:table-cell>
        </table:table-row>
        <table:table-row table:style-name="ro1">
          <table:table-cell office:value-type="string" calcext:value-type="string">
            <text:p>ft_lstsize <text:s text:c="11"/>ok <text:s text:c="12"/>success <text:s text:c="4"/>clean <text:s text:c="11"/>✓ <text:s text:c="18"/>OK</text:p>
          </table:table-cell>
        </table:table-row>
        <table:table-row table:style-name="ro1">
          <table:table-cell office:value-type="string" calcext:value-type="string">
            <text:p>ft_lstiter <text:s text:c="11"/>ok <text:s text:c="12"/>success <text:s text:c="4"/>clean <text:s text:c="11"/>✗ <text:s text:c="18"/>KO</text:p>
          </table:table-cell>
        </table:table-row>
        <table:table-row table:style-name="ro1">
          <table:table-cell office:value-type="string" calcext:value-type="string">
            <text:p>ft_lstmap <text:s text:c="12"/>ok <text:s text:c="12"/>success <text:s text:c="4"/>clean <text:s text:c="11"/>✗ <text:s text:c="18"/>KO</text:p>
          </table:table-cell>
        </table:table-row>
        <table:table-row table:style-name="ro1">
          <table:table-cell office:value-type="string" calcext:value-type="string">
            <text:p>ft_lstlast <text:s text:c="11"/>ok <text:s text:c="12"/>success <text:s text:c="4"/>clean <text:s text:c="11"/>✓ <text:s text:c="18"/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1T13:15:42.693959100</meta:creation-date>
    <dc:date>2022-02-11T13:17:02.393181477</dc:date>
    <meta:editing-duration>PT1M20S</meta:editing-duration>
    <meta:editing-cycles>1</meta:editing-cycles>
    <meta:document-statistic meta:table-count="1" meta:cell-count="63" meta:object-count="0"/>
    <meta:generator>LibreOffice/6.4.7.2$Linux_X86_64 LibreOffice_project/40$Build-2</meta:generator>
  </office:meta>
</office:document-meta>
</file>